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5-11-17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5-08-11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5-07-25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5-05-2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5-03-10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4-12-16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4-08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4-07-2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4-04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4-02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3-10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3-08-27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3-05-2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3-02-0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2-10-2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2-09-21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2-08-18 1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2-05-04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2-02-10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1-09-1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1-08-05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1-04-2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1-03-04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0-10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0-09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0-04-09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20-02-0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9-09-1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9-08-07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9-06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9-03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8-12-1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8-08-1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8-06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7-11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7-09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7-08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7-03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6-12-0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6-09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6-06-1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6-03-0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5-12-1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5-09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5-06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5-03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4-12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4-09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4-06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4-03-2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3-09-2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3-07-0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3-03-1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2-12-1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2-08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2-06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2-03-1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1-11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1-06-16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1-03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0-11-1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0-08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0-06-1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10-03-0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9-11-3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9-09-15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9-06-0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9-03-1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8-12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8-08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8-05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8-03-0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7-11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7-08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7-06-0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7-02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6-11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6-07-25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6-05-0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7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3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11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059075484503</text:p>
          </table:table-cell>
          <table:table-cell office:value-type="string" calcext:value-type="string">
            <text:p>64J 11 SOW 112C</text:p>
          </table:table-cell>
          <table:table-cell office:value-type="string" calcext:value-type="string">
            <text:p>197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52" meta:object-count="0"/>
    <meta:user-defined meta:name="AppVersion">3.0</meta:user-defined>
  </office:meta>
</office:document-meta>
</file>